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Grades" table:style-name="ta1">
        <table:table-column/>
        <table:table-column/>
        <table:table-column/>
        <table:table-column/>
        <table:table-column/>
        <table:table-row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Email address</text:p>
          </table:table-cell>
          <table:table-cell office:value-type="string">
            <text:p>Course total (Real)</text:p>
          </table:table-cell>
          <table:table-cell office:value-type="string">
            <text:p>Last downloaded from this course</text:p>
          </table:table-cell>
        </table:table-row>
        <table:table-row>
          <table:table-cell office:value-type="string">
            <text:p>Georgia</text:p>
          </table:table-cell>
          <table:table-cell office:value-type="string">
            <text:p>Bachiochi</text:p>
          </table:table-cell>
          <table:table-cell office:value-type="string">
            <text:p>gbachioc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Diego</text:p>
          </table:table-cell>
          <table:table-cell office:value-type="string">
            <text:p>Balderas</text:p>
          </table:table-cell>
          <table:table-cell office:value-type="string">
            <text:p>dbaldera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Marilyn</text:p>
          </table:table-cell>
          <table:table-cell office:value-type="string">
            <text:p>Calleros</text:p>
          </table:table-cell>
          <table:table-cell office:value-type="string">
            <text:p>mcallero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Katelyn</text:p>
          </table:table-cell>
          <table:table-cell office:value-type="string">
            <text:p>Calvetti</text:p>
          </table:table-cell>
          <table:table-cell office:value-type="string">
            <text:p>kcalvett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Ishaan</text:p>
          </table:table-cell>
          <table:table-cell office:value-type="string">
            <text:p>Chetty</text:p>
          </table:table-cell>
          <table:table-cell office:value-type="string">
            <text:p>ichetty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Sara</text:p>
          </table:table-cell>
          <table:table-cell office:value-type="string">
            <text:p>Chiala</text:p>
          </table:table-cell>
          <table:table-cell office:value-type="string">
            <text:p>schiala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Dinenson</text:p>
          </table:table-cell>
          <table:table-cell office:value-type="string">
            <text:p>Cortez-Cruz</text:p>
          </table:table-cell>
          <table:table-cell office:value-type="string">
            <text:p>dcortezc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Chella</text:p>
          </table:table-cell>
          <table:table-cell office:value-type="string">
            <text:p>Davidson</text:p>
          </table:table-cell>
          <table:table-cell office:value-type="string">
            <text:p>mdavids2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Maddie</text:p>
          </table:table-cell>
          <table:table-cell office:value-type="string">
            <text:p>Gonzalez</text:p>
          </table:table-cell>
          <table:table-cell office:value-type="string">
            <text:p>mgonza10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Troy</text:p>
          </table:table-cell>
          <table:table-cell office:value-type="string">
            <text:p>Grossman</text:p>
          </table:table-cell>
          <table:table-cell office:value-type="string">
            <text:p>tgrossma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Mar</text:p>
          </table:table-cell>
          <table:table-cell office:value-type="string">
            <text:p>Leon</text:p>
          </table:table-cell>
          <table:table-cell office:value-type="string">
            <text:p>mleon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Ashley</text:p>
          </table:table-cell>
          <table:table-cell office:value-type="string">
            <text:p>Lewis</text:p>
          </table:table-cell>
          <table:table-cell office:value-type="string">
            <text:p>alewis1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Jen</text:p>
          </table:table-cell>
          <table:table-cell office:value-type="string">
            <text:p>Luna Alcala</text:p>
          </table:table-cell>
          <table:table-cell office:value-type="string">
            <text:p>jlunaalc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Samuel</text:p>
          </table:table-cell>
          <table:table-cell office:value-type="string">
            <text:p>Magadan</text:p>
          </table:table-cell>
          <table:table-cell office:value-type="string">
            <text:p>smagadan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Yami</text:p>
          </table:table-cell>
          <table:table-cell office:value-type="string">
            <text:p>Paredes</text:p>
          </table:table-cell>
          <table:table-cell office:value-type="string">
            <text:p>yparedes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Lindsey</text:p>
          </table:table-cell>
          <table:table-cell office:value-type="string">
            <text:p>Perry</text:p>
          </table:table-cell>
          <table:table-cell office:value-type="string">
            <text:p>lperry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Rudy</text:p>
          </table:table-cell>
          <table:table-cell office:value-type="string">
            <text:p>Reyes</text:p>
          </table:table-cell>
          <table:table-cell office:value-type="string">
            <text:p>rreyes6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Alyssa</text:p>
          </table:table-cell>
          <table:table-cell office:value-type="string">
            <text:p>Rubalcava</text:p>
          </table:table-cell>
          <table:table-cell office:value-type="string">
            <text:p>arubalca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Shayla</text:p>
          </table:table-cell>
          <table:table-cell office:value-type="string">
            <text:p>Sakkakhanaune</text:p>
          </table:table-cell>
          <table:table-cell office:value-type="string">
            <text:p>ssakkakh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Tanner</text:p>
          </table:table-cell>
          <table:table-cell office:value-type="string">
            <text:p>Salazar</text:p>
          </table:table-cell>
          <table:table-cell office:value-type="string">
            <text:p>tsalazar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Dominic</text:p>
          </table:table-cell>
          <table:table-cell office:value-type="string">
            <text:p>Samanta</text:p>
          </table:table-cell>
          <table:table-cell office:value-type="string">
            <text:p>dsamanta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Heaven</text:p>
          </table:table-cell>
          <table:table-cell office:value-type="string">
            <text:p>Taylor</text:p>
          </table:table-cell>
          <table:table-cell office:value-type="string">
            <text:p>htaylor1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Rachny</text:p>
          </table:table-cell>
          <table:table-cell office:value-type="string">
            <text:p>Toem</text:p>
          </table:table-cell>
          <table:table-cell office:value-type="string">
            <text:p>rtoem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  <table:table-row>
          <table:table-cell office:value-type="string">
            <text:p>Ariel</text:p>
          </table:table-cell>
          <table:table-cell office:value-type="string">
            <text:p>Velazquez</text:p>
          </table:table-cell>
          <table:table-cell office:value-type="string">
            <text:p>avelazqu@poets.whittier.edu</text:p>
          </table:table-cell>
          <table:table-cell office:value-type="string">
            <text:p>-</text:p>
          </table:table-cell>
          <table:table-cell office:value-type="string">
            <text:p>16298391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7.9 (Build: 20201109)</meta:generator>
    <meta:initial-creator>Jordan Hanson</meta:initial-creator>
    <meta:creation-date>2021-08-24T14:05:39</meta:creation-date>
    <meta:document-statistic meta:table-count="1" meta:cell-count="0" meta:object-count="0"/>
  </office:meta>
</office:document-meta>
</file>